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CMU Serif Extra" fo:font-size="22pt" style:font-size-asian="22pt" style:font-size-complex="22pt"/>
    </style:style>
    <style:style style:name="P3" style:family="paragraph">
      <style:paragraph-properties fo:text-align="start"/>
      <style:text-properties style:font-name="CMU Serif Extra" fo:font-size="22pt" style:font-name-asian="Comic Sans MS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style:paragraph-properties fo:text-align="center"/>
      <style:text-properties style:font-name="CMU Serif Extra" fo:font-size="22pt" style:font-size-asian="22pt" style:font-size-complex="22pt"/>
    </style:style>
    <style:style style:name="T1" style:family="text">
      <style:text-properties style:font-name="CMU Serif Extra" fo:font-size="22pt" style:font-name-asian="Comic Sans MS" style:font-size-asian="22pt" style:font-size-complex="22pt"/>
    </style:style>
    <style:style style:name="T2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6" draw:id="id6" draw:layer="layout" svg:width="1.3cm" svg:height="1.2cm" svg:x="2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3cm" svg:height="1.2cm" svg:x="2.6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3cm" svg:height="1.2cm" svg:x="4.6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3cm" svg:height="1.2cm" svg:x="4.6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3cm" svg:height="1.2cm" svg:x="17.2cm" svg:y="1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3cm" svg:height="1.2cm" svg:x="14.2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3cm" svg:height="1.2cm" svg:x="17.3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cm" svg:height="1.2cm" svg:x="14.2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8cm" svg:height="9cm" svg:x="3.7cm" svg:y="5.4cm">
          <text:p/>
          <draw:enhanced-geometry svg:viewBox="0 0 21600 21600" draw:path-stretchpoint-x="10800" draw:path-stretchpoint-y="10800" draw:text-areas="?f3 ?f4 ?f5 ?f6" draw:type="round-rectangle" draw:modifiers="2413.712778815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4cm" svg:height="17.1cm" svg:x="17.6cm" svg:y="2.4cm">
          <text:p text:style-name="P2"><text:span text:style-name="T1">typedef b0ytes (n:int) = @[byte?][n]</text:span></text:p>
          <text:p text:style-name="P2"><text:span text:style-name="T1"/></text:p>
          <text:p text:style-name="P2"><text:span text:style-name="T1">fun malloc_gc {n:int}</text:span></text:p>
          <text:p text:style-name="P2"><text:span text:style-name="T1">(</text:span></text:p>
          <text:p text:style-name="P2"><text:span text:style-name="T1"><text:s text:c="2"/></text:span><text:span text:style-name="T1">bsz: size_t (n)</text:span></text:p>
          <text:p text:style-name="P2"><text:span text:style-name="T1">) :&lt;!wrt&gt;</text:span></text:p>
          <text:p text:style-name="P2"><text:span text:style-name="T1"><text:s text:c="2"/></text:span><text:span text:style-name="T1">[l:agz]</text:span></text:p>
          <text:p text:style-name="P2"><text:span text:style-name="T1">(</text:span></text:p>
          <text:p text:style-name="P2"><text:span text:style-name="T1"><text:s text:c="2"/></text:span><text:span text:style-name="T1">b0ytes n @ l, mfree_gc_v (l) | ptr l</text:span></text:p>
          <text:p text:style-name="P2"><text:span text:style-name="T1">) = "mac#%"</text:span></text:p>
          <text:p text:style-name="P2"><text:span text:style-name="T1"/></text:p>
          <text:p text:style-name="P2"><text:span text:style-name="T1">fun mfree_gc {l:addr}{n:int}</text:span></text:p>
          <text:p text:style-name="P2"><text:span text:style-name="T1">(</text:span></text:p>
          <text:p text:style-name="P2"><text:span text:style-name="T1"><text:s text:c="2"/></text:span><text:span text:style-name="T1">pfat: b0ytes n @ l</text:span></text:p>
          <text:p text:style-name="P2"><text:span text:style-name="T1">, pfgc: mfree_gc_v (l) | ptr l</text:span></text:p>
          <text:p text:style-name="P2"><text:span text:style-name="T1">) :&lt;!wrt&gt; void = "mac#%"</text:span></text:p>
          <draw:enhanced-geometry svg:viewBox="0 0 21600 21600" draw:glue-points="10800 0 0 10800 10800 21600 21600 10800" draw:text-areas="0 0 21600 ?f11" draw:mirror-horizontal="false" draw:mirror-vertical="false" draw:type="paper" draw:modifiers="20568.892541606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4" draw:layer="layout" svg:width="10.787cm" svg:height="1.431cm" svg:x="18.3cm" svg:y="1.569cm">
          <draw:text-box>
            <text:p><text:span text:style-name="T2">prelude/SATS/memory.sats</text:span></text:p>
          </draw:text-box>
        </draw:frame>
        <draw:custom-shape draw:style-name="gr5" draw:text-style-name="P1" xml:id="id7" draw:id="id7" draw:layer="layout" svg:width="6.3cm" svg:height="1.9cm" svg:x="4.6cm" svg:y="6.1cm">
          <text:p text:style-name="P5"><text:span text:style-name="T1">b0ytes n @ 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cm" svg:height="1.9cm" svg:x="4.6cm" svg:y="8.5cm">
          <text:p text:style-name="P5"><text:span text:style-name="T1">mfree_gc_v (l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.9cm" svg:x="4.6cm" svg:y="11.8cm">
          <text:p text:style-name="P5"><text:span text:style-name="T1">ptr 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cm" svg:y1="11.1cm" svg:x2="15.2cm" svg:y2="11.1cm">
          <text:p/>
        </draw:line>
        <draw:frame draw:style-name="gr7" draw:text-style-name="P4" draw:layer="layout" svg:width="2.96cm" svg:height="1.431cm" svg:x="11.8cm" svg:y="9.369cm">
          <draw:text-box>
            <text:p><text:span text:style-name="T2">Proofs</text:span></text:p>
          </draw:text-box>
        </draw:frame>
        <draw:frame draw:style-name="gr7" draw:text-style-name="P4" draw:layer="layout" svg:width="3.959cm" svg:height="1.431cm" svg:x="11.441cm" svg:y="11.2cm">
          <draw:text-box>
            <text:p><text:span text:style-name="T2">Dynamics</text:span></text:p>
          </draw:text-box>
        </draw:frame>
        <draw:custom-shape draw:style-name="gr2" draw:text-style-name="P1" xml:id="id10" draw:id="id10" draw:layer="layout" svg:width="3.3cm" svg:height="3.3cm" svg:x="1.3cm" svg:y="16.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3.3cm" svg:height="3.3cm" svg:x="1.3cm" svg:y="1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8" draw:text-style-name="P1" draw:layer="layout" draw:type="curve" svg:x1="17.95cm" svg:y1="5.9cm" svg:x2="15.5cm" svg:y2="6.5cm" draw:start-shape="id1" draw:start-glue-point="2" draw:end-shape="id2" draw:end-glue-point="1" svg:d="M17950 5900c0 400-816 600-2450 600" svg:viewBox="0 0 2451 601">
          <text:p/>
        </draw:connector>
        <draw:connector draw:style-name="gr8" draw:text-style-name="P1" draw:layer="layout" draw:type="curve" svg:x1="15.5cm" svg:y1="13.3cm" svg:x2="17.85cm" svg:y2="14.2cm" draw:start-shape="id3" draw:start-glue-point="1" draw:end-shape="id4" draw:end-glue-point="0" svg:d="M15500 13300c1567 0 2350 300 2350 900" svg:viewBox="0 0 2351 901">
          <text:p/>
        </draw:connector>
        <draw:connector draw:style-name="gr8" draw:text-style-name="P1" draw:layer="layout" draw:type="curve" svg:x1="4.6cm" svg:y1="12.4cm" svg:x2="2.65cm" svg:y2="4.6cm" draw:start-shape="id5" draw:start-glue-point="3" draw:end-shape="id6" draw:end-glue-point="2" svg:d="M4600 12400c-1300 0-1950-2600-1950-7800" svg:viewBox="0 0 1951 7801">
          <text:p/>
        </draw:connector>
        <draw:connector draw:style-name="gr8" draw:text-style-name="P1" draw:layer="layout" draw:type="curve" svg:x1="4.6cm" svg:y1="7.05cm" svg:x2="3.25cm" svg:y2="4.6cm" draw:start-shape="id7" draw:start-glue-point="3" draw:end-shape="id8" draw:end-glue-point="2" svg:d="M4600 7050c-900 0-1350-816-1350-2450" svg:viewBox="0 0 1351 2451">
          <text:p/>
        </draw:connector>
        <draw:frame draw:style-name="gr7" draw:text-style-name="P4" draw:layer="layout" svg:width="6.622cm" svg:height="1.431cm" svg:x="4.978cm" svg:y="2.169cm">
          <draw:text-box>
            <text:p><text:span text:style-name="T2">Can dereference</text:span></text:p>
          </draw:text-box>
        </draw:frame>
        <draw:frame draw:style-name="gr7" draw:text-style-name="P4" draw:layer="layout" svg:width="8.616cm" svg:height="1.431cm" svg:x="4.884cm" svg:y="17.369cm">
          <draw:text-box>
            <text:p><text:span text:style-name="T2">Can NOT dereference</text:span></text:p>
          </draw:text-box>
        </draw:frame>
        <draw:connector draw:style-name="gr8" draw:text-style-name="P1" draw:layer="layout" draw:type="curve" svg:x1="4.6cm" svg:y1="13.3cm" svg:x2="2.95cm" svg:y2="16.5cm" draw:start-shape="id9" draw:start-glue-point="3" draw:end-shape="id10" svg:d="M4600 13300c-1100 0-1650 1066-1650 3200" svg:viewBox="0 0 165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05T15:00:09.420277447</meta:creation-date>
    <dc:date>2014-07-05T15:27:03.381557818</dc:date>
    <dc:creator>Okabe Kiwamu</dc:creator>
    <meta:editing-duration>PT26M22S</meta:editing-duration>
    <meta:editing-cycles>41</meta:editing-cycles>
    <meta:generator>LibreOffice/4.2.5.2$Linux_X86_64 LibreOffice_project/420m0$Build-2</meta:generator>
    <meta:document-statistic meta:object-count="26"/>
  </office:meta>
</office:document-meta>
</file>